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gif" manifest:full-path="Pictures/phppowerpoint_logo1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88fcd458edb41514fbc49d8114e0f82c" style:family="paragraph">
      <style:paragraph-properties fo:text-align="center"/>
    </style:style>
    <style:style style:name="T_96c4c2c3bc542a07f4dd5e9eda1934aa" style:family="text">
      <style:text-properties fo:color="#E06B20" fo:font-family="Calibri" fo:font-size="60pt" fo:font-weight="bold" fo:language="en-US"/>
    </style:style>
  </office:automatic-styles>
  <office:body>
    <office:presentation>
      <draw:page draw:master-page-name="Standard" draw:style-name="stylePage0">
        <draw:frame draw:name="PHPPresentation logo" svg:width="6.535cm" svg:height="0.953cm" svg:x="0.265cm" svg:y="0.265cm" draw:style-name="gr1">
          <draw:image xlink:href="Pictures/phppowerpoint_logo1.gif" xlink:type="simple" xlink:show="embed" xlink:actuate="onLoad">
            <text:p/>
          </draw:image>
        </draw:frame>
        <draw:frame draw:style-name="gr2" svg:width="15.875cm" svg:height="7.938cm" svg:x="4.498cm" svg:y="4.763cm">
          <draw:text-box>
            <text:p text:style-name="P_88fcd458edb41514fbc49d8114e0f82c">
              <text:span text:style-name="T_96c4c2c3bc542a07f4dd5e9eda1934aa">Thank you for using PHPPresentation!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7-11-16T07:33:50.000</dc:date>
    <dc:description/>
    <dc:subject/>
    <dc:title>Untitled Presentation</dc:title>
    <meta:creation-date>2017-11-16T07:33:50.000</meta:creation-date>
    <meta:initial-creator>Unknown Creator</meta:initial-creator>
    <meta:keyword/>
  </office:meta>
</office:document-meta>
</file>